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819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661in"/>
    </style:style>
    <style:style style:name="co6" style:family="table-column">
      <style:table-column-properties fo:break-before="auto" style:column-width="2.8673in"/>
    </style:style>
    <style:style style:name="co7" style:family="table-column">
      <style:table-column-properties fo:break-before="auto" style:column-width="1.1638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9256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1.5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500000" calcext:value-type="float">
            <text:p>50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0.04" calcext:value-type="float">
            <text:p>0.04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75" calcext:value-type="float">
            <text:p>0.27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0.377037037037037" calcext:value-type="float">
            <text:p>0.377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75" calcext:value-type="float">
            <text:p>0.27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0.377037037037037" calcext:value-type="float">
            <text:p>0.377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number-columns-repeated="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table:formula="of:=[.B33]" office:value-type="float" office:value="25.625" calcext:value-type="float">
            <text:p>25.62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480833778490028" calcext:value-type="float">
            <text:p>0.4808337785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27083333333333" calcext:value-type="float">
            <text:p>0.4270833333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355902777777778" calcext:value-type="float">
            <text:p>0.0035590278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501914173789174" calcext:value-type="float">
            <text:p>0.0501914174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480833778490028" calcext:value-type="float">
            <text:p>0.480833778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office:value-type="string" calcext:value-type="string">
            <text:p>Vitesse du laser (mm/s)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amètre du laser (um)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par seconde (mm^2/s)</text:p>
          </table:table-cell>
          <table:table-cell table:formula="of:=[.B24]*([.B25]/1000)" office:value-type="float" office:value="320" calcext:value-type="float">
            <text:p>3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du MID (mm²)</text:p>
          </table:table-cell>
          <table:table-cell office:value-type="float" office:value="1800" calcext:value-type="float">
            <text:p>18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</text:p>
          </table:table-cell>
          <table:table-cell table:formula="of:=[.B27]/[.B26]" office:value-type="float" office:value="5.625" calcext:value-type="float">
            <text:p>5.6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positionnement (par orientation)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bre d'orientatio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mise en place, retrait et inspection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B30]*[.B29]+[.B31]+[.B28]" office:value-type="float" office:value="25.625" calcext:value-type="float">
            <text:p>25.62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étallisation" table:style-name="ta1">
        <table:table-column table:style-name="co9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uche</text:p>
          </table:table-cell>
          <table:table-cell table:style-name="ce1" office:value-type="string" calcext:value-type="string">
            <text:p>Prix</text:p>
          </table:table-cell>
          <table:table-cell/>
          <table:table-cell table:style-name="ce1" office:value-type="string" calcext:value-type="string">
            <text:p>Masse volumique</text:p>
          </table:table-cell>
          <table:table-cell/>
          <table:table-cell table:style-name="ce1" office:value-type="string" calcext:value-type="string">
            <text:p>Epaisseur [um]</text:p>
          </table:table-cell>
          <table:table-cell office:value-type="string" calcext:value-type="string">
            <text:p>Coût par mm^2</text:p>
          </table:table-cell>
          <table:table-cell/>
        </table:table-row>
        <table:table-row table:style-name="ro1">
          <table:table-cell office:value-type="string" calcext:value-type="string">
            <text:p>Cuivre métall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F/KG</text:p>
          </table:table-cell>
          <table:table-cell table:formula="of:=8.9/1000" office:value-type="float" office:value="0.0089" calcext:value-type="float">
            <text:p>0.0089</text:p>
          </table:table-cell>
          <table:table-cell office:value-type="string" calcext:value-type="string">
            <text:p>g/mm^3</text:p>
          </table:table-cell>
          <table:table-cell office:value-type="float" office:value="6" calcext:value-type="float">
            <text:p>6</text:p>
          </table:table-cell>
          <table:table-cell table:formula="of:=([.F2]/1000)*[.D2]*([.B2]/1000)" office:value-type="float" office:value="0.00000534" calcext:value-type="float">
            <text:p>0.00000534</text:p>
          </table:table-cell>
          <table:table-cell table:formula="of:=100*100*100*[.G2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Nickel Chimiqu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8.9/1000" office:value-type="float" office:value="0.0089" calcext:value-type="float">
            <text:p>0.0089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3]/1000)*[.D3]*([.B3]/1000)" office:value-type="float" office:value="0.00000534" calcext:value-type="float">
            <text:p>0.00000534</text:p>
          </table:table-cell>
          <table:table-cell table:formula="of:=100*100*100*[.G3]"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Or chimique</text:p>
          </table:table-cell>
          <table:table-cell office:value-type="float" office:value="175000" calcext:value-type="float">
            <text:p>175000</text:p>
          </table:table-cell>
          <table:table-cell/>
          <table:table-cell table:formula="of:=19.3/1000" office:value-type="float" office:value="0.0193" calcext:value-type="float">
            <text:p>0.019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F4]/1000)*[.D4]*([.B4]/1000)" office:value-type="float" office:value="0.000168875" calcext:value-type="float">
            <text:p>0.000168875</text:p>
          </table:table-cell>
          <table:table-cell table:formula="of:=100*100*100*[.G4]" office:value-type="float" office:value="168.875" calcext:value-type="float">
            <text:p>168.87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atériaux</text:p>
          </table:table-cell>
          <table:table-cell table:formula="of:=1800*SUM([.G2:.G4])" office:value-type="float" office:value="0.323199" calcext:value-type="float">
            <text:p>0.323199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e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Opérateur</text:p>
          </table:table-cell>
          <table:table-cell table:formula="of:=(40*[.G7])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Machine</text:p>
          </table:table-cell>
          <table:table-cell table:formula="of:=[.B17]*[.G7]" office:value-type="float" office:value="64.1025641025641" calcext:value-type="float">
            <text:p>64.1025641026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iece par rack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formula="of:=[.G5]+([.G8]+[.G9])/[.G10]" office:value-type="float" office:value="0.68345541025641" calcext:value-type="float">
            <text:p>0.6834554103</text:p>
          </table:table-cell>
          <table:table-cell/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string" calcext:value-type="string">
            <text:p>Machine à métalliser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ssement sur 5 ans</text:p>
          </table:table-cell>
          <table:table-cell table:formula="of:=[.B16]/(6240*5)" office:value-type="float" office:value="32.0512820512821" calcext:value-type="float">
            <text:p>32.0512820513</text:p>
          </table:table-cell>
          <table:table-cell table:number-columns-repeated="6"/>
        </table:table-row>
      </table:table>
      <table:table table:name="Feuille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jection</text:p>
          </table:table-cell>
          <table:table-cell table:formula="of:=[Injection.B23]" office:value-type="float" office:value="0.377037037037037" calcext:value-type="float">
            <text:p>0.377037037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table:formula="of:=[LDS.B13]" office:value-type="float" office:value="0.480833778490028" calcext:value-type="float">
            <text:p>0.4808337785</text:p>
          </table:table-cell>
        </table:table-row>
        <table:table-row table:style-name="ro2">
          <table:table-cell office:value-type="string" calcext:value-type="string">
            <text:p>Métallisation</text:p>
          </table:table-cell>
          <table:table-cell table:formula="of:=[Métallisation.G11]" office:value-type="float" office:value="0.68345541025641" calcext:value-type="float">
            <text:p>0.683455410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formula="of:=SUM([.B1:.B3])" office:value-type="float" office:value="1.54132622578348" calcext:value-type="float">
            <text:p>1.5413262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2.194579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2-03T17:04:47.195609783</dc:date>
    <dc:creator>Antoine Albertelli</dc:creator>
    <meta:editing-duration>PT5H35M42S</meta:editing-duration>
    <meta:editing-cycles>39</meta:editing-cycles>
    <meta:generator>LibreOffice/4.1.3.2$Linux_X86_64 LibreOffice_project/410m0$Build-2</meta:generator>
    <meta:document-statistic meta:table-count="4" meta:cell-count="1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7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27083333333333">
                <text:p>0.427083333333333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355902777777778">
                <text:p>0.00355902777777778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501914173789174">
                <text:p>0.0501914173789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